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349E4818779935EEB2F.png" manifest:media-type="image/png"/>
  <manifest:file-entry manifest:full-path="Pictures/1000AB5D000052220000741E826BA80CA128655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9.4626in" draw:z-index="0"><draw:image xlink:href="Pictures/1000AB5D000052220000741E826BA80CA1286555.svg" xlink:type="simple" xlink:show="embed" xlink:actuate="onLoad" draw:mime-type="image/svg+xml"/><draw:image xlink:href="Pictures/100000010000025300000349E4818779935EEB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35:50.052358814</meta:creation-date>
    <dc:date>2023-11-15T16:36:27.747716941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